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ahoma1" svg:font-family="Tahoma"/>
    <style:font-face style:name="TimesNewRomanPS-BoldMT" svg:font-family="TimesNewRomanPS-BoldMT"/>
    <style:font-face style:name="TimesNewRomanPSMT" svg:font-family="TimesNewRomanPSMT" style:font-family-generic="roman"/>
    <style:font-face style:name="TimesNewRomanPS-ItalicMT" svg:font-family="TimesNewRomanPS-ItalicMT" style:font-family-generic="script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6pt" style:font-size-asian="16pt" style:font-size-complex="16pt"/>
    </style:style>
    <style:style style:name="P2" style:family="paragraph" style:parent-style-name="Standard">
      <style:paragraph-properties fo:text-align="start" style:justify-single-word="false" style:text-autospace="none"/>
      <style:text-properties style:font-name="TimesNewRomanPS-BoldMT" fo:font-size="12pt" fo:font-weight="bold" style:font-name-asian="TimesNewRomanPS-BoldMT" style:font-size-asian="12pt" style:font-weight-asian="bold" style:font-name-complex="TimesNewRomanPS-BoldMT" style:font-size-complex="12pt" style:font-weight-complex="bold"/>
    </style:style>
    <style:style style:name="P3" style:family="paragraph" style:parent-style-name="Standard">
      <style:text-properties style:font-name="TimesNewRomanPS-ItalicMT" fo:font-size="12pt" fo:font-style="italic" style:font-name-asian="TimesNewRomanPS-ItalicMT" style:font-size-asian="12pt" style:font-style-asian="italic" style:font-name-complex="TimesNewRomanPS-ItalicMT" style:font-size-complex="12pt" style:font-style-complex="italic"/>
    </style:style>
    <style:style style:name="P4" style:family="paragraph" style:parent-style-name="Standard">
      <style:paragraph-properties fo:text-align="start" style:justify-single-word="false" style:text-autospace="none"/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P5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P6" style:family="paragraph" style:parent-style-name="Standard" style:list-style-name="L1">
      <style:paragraph-properties fo:text-align="start" style:justify-single-word="false" style:text-autospace="none"/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P7" style:family="paragraph" style:parent-style-name="Standard" style:list-style-name="L2">
      <style:paragraph-properties fo:text-align="start" style:justify-single-word="false" style:text-autospace="none"/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1" style:family="text">
      <style:text-properties style:font-name="Arial" fo:font-size="8pt" style:font-size-asian="8pt" style:font-size-complex="8pt"/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Zadania do samodzielnej realizacji (potoki):</text:p>
      <text:p text:style-name="P3">(polecenia: cat, head, tail, sort, uniq, wc, tr, cut)</text:p>
      <text:p text:style-name="P4"/>
      <text:list text:style-name="L1">
        <text:list-item>
          <text:p text:style-name="P6">Wyświetl plik "/etc/passwd" z podziałem na strony przyjmując, że strona na 5 linii tekstu.</text:p>
        </text:list-item>
        <text:list-item>
          <text:p text:style-name="P6">Korzystając z polecenia "cat" utwórz plik "tekst3.txt", który będzie składał się z zawartości pliku "tekst1.txt", ciągu znaków podanego ze standardowego wejścia (klawiatury) i pliku "tekst2.txt".</text:p>
        </text:list-item>
        <text:list-item>
          <text:p text:style-name="P6">Wyświetl po 5 pierwszych linii wszystkich plików w swoim katalogu domowym w taki sposób, aby nie były wyświetlane ich nazwy.</text:p>
        </text:list-item>
        <text:list-item>
          <text:p text:style-name="P6">Wyświetl linie o numerach 3, 4 i 5 z pliku "/etc/passwd".</text:p>
        </text:list-item>
        <text:list-item>
          <text:p text:style-name="P6">Wyświetl linie o numerach 7, 6 i 5 od końca pliku "/etc/passwd".</text:p>
        </text:list-item>
        <text:list-item>
          <text:p text:style-name="P6">Wyświetl zawartość pliku "/etc/passwd" w jednej linii.</text:p>
        </text:list-item>
        <text:list-item>
          <text:p text:style-name="P6">Za pomocą filtru "tr" wykonaj modyfikację pliku "plik.txt", polegającą na umieszczeniu każdego słowa w osobnej linii.</text:p>
        </text:list-item>
        <text:list-item>
          <text:p text:style-name="P6">Zlicz wszystkie pliki znajdujące się w katalogu "/etc" i jego podkatalogach.</text:p>
        </text:list-item>
        <text:list-item>
          <text:p text:style-name="P6">Napisać polecenie zliczające ilość znaków z pierwszych trzech linii pliku "/etc/passwd".</text:p>
        </text:list-item>
        <text:list-item>
          <text:p text:style-name="P6">Wyświetl listę plików z aktualnego katalogu, zamieniając wszystkie małe litery na duże.</text:p>
        </text:list-item>
        <text:list-item>
          <text:p text:style-name="P6">Wyświetl listę praw dostępu do plików w aktualnym katalogu, ich rozmiar i nazwę.</text:p>
        </text:list-item>
        <text:list-item>
          <text:p text:style-name="P6">Wyświetl listę plików w aktualnym katalogu, posortowaną według rozmiaru pliku.</text:p>
        </text:list-item>
        <text:list-item>
          <text:p text:style-name="P6">Wyświetl zawartość pliku "/etc/passwd" posortowaną według numerów UID w kolejności od największego do najmniejszego.</text:p>
        </text:list-item>
        <text:list-item>
          <text:p text:style-name="P6">Wyświetl zawartość pliku "/etc/passwd" posortowaną najpierw według numerów GID w kolejności od największego do najmniejszego, a następnie UID.</text:p>
        </text:list-item>
        <text:list-item>
          <text:p text:style-name="P6">Podaj liczbę plików każdego użytkownika.</text:p>
        </text:list-item>
        <text:list-item>
          <text:p text:style-name="P6">Sporządź statystykę praw dostępu (dla każdego z praw dostępu podaj ile razy zostało ono przydzielone).</text:p>
        </text:list-item>
      </text:list>
      <text:p text:style-name="P4"/>
      <text:p text:style-name="P4"/>
      <text:p text:style-name="P2">Czy potrafisz ...</text:p>
      <text:p text:style-name="P4">odpowiedzieć jaki będzie efekt wykonania poniższych poleceń:</text:p>
      <text:list text:style-name="L2">
        <text:list-item>
          <text:p text:style-name="P7">ls -l &gt; lsout.txt</text:p>
        </text:list-item>
        <text:list-item>
          <text:p text:style-name="P7">ls -la &gt;&gt; lsout.txt</text:p>
        </text:list-item>
        <text:list-item>
          <text:p text:style-name="P7">ps &gt;&gt; psout.txt</text:p>
        </text:list-item>
        <text:list-item>
          <text:p text:style-name="P7">free -m &gt;&gt; ~/wynik</text:p>
        </text:list-item>
        <text:list-item>
          <text:p text:style-name="P7">kill -1 1234 &gt; killout.txt 2&gt;killerr.txt</text:p>
        </text:list-item>
        <text:list-item>
          <text:p text:style-name="P7">kill -1 1234 &gt; killout.txt 2&gt;&amp;1</text:p>
        </text:list-item>
        <text:list-item>
          <text:p text:style-name="P7">kill -1 1234 &gt; /dev/null 2&gt;&amp;1</text:p>
        </text:list-item>
        <text:list-item>
          <text:p text:style-name="P7">sort psout.txt &gt; pssort.txt</text:p>
        </text:list-item>
        <text:list-item>
          <text:p text:style-name="P7">ps | sort &gt; pssort.txt</text:p>
        </text:list-item>
        <text:list-item>
          <text:p text:style-name="P7">cat lsout.txt | sort &gt; lssort.txt</text:p>
        </text:list-item>
        <text:list-item>
          <text:p text:style-name="P7">w | sort | more</text:p>
        </text:list-item>
        <text:list-item>
          <text:p text:style-name="P7">w | sort | less</text:p>
        </text:list-item>
        <text:list-item>
          <text:p text:style-name="P7">sort</text:p>
        </text:list-item>
      </text:list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1" svg:font-family="Tahoma"/>
    <style:font-face style:name="TimesNewRomanPS-BoldMT" svg:font-family="TimesNewRomanPS-BoldMT"/>
    <style:font-face style:name="TimesNewRomanPSMT" svg:font-family="TimesNewRomanPSMT" style:font-family-generic="roman"/>
    <style:font-face style:name="TimesNewRomanPS-ItalicMT" svg:font-family="TimesNewRomanPS-ItalicMT" style:font-family-generic="script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1" style:family="text">
      <style:text-properties style:font-name="Arial" fo:font-size="8pt" style:font-size-asian="8pt" style:font-size-complex="8pt"/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date-style style:name="N79" number:automatic-order="true">
      <number:day-of-week number:style="long"/>
      <number:text> </number:text>
      <number:day/>
      <number:text> </number:text>
      <number:month number:style="long" number:textual="true"/>
      <number:text> </number:text>
      <number:year number:style="long"/>
    </number:date-style>
  </office:automatic-styles>
  <office:master-styles>
    <style:master-page style:name="Standard" style:page-layout-name="pm1">
      <style:footer>
        <text:p text:style-name="Footer"><text:span text:style-name="T1">Robert Fidytek, aktualizacja: </text:span><text:span text:style-name="T1"><text:date style:data-style-name="N79" text:date-value="2008-10-08T13:37:32.10" text:fixed="true">środa 8 październik 2008</text:date></text:span><text:span text:style-name="T1">, </text:span><text:span text:style-name="T1"><text:time style:data-style-name="N41" text:time-value="2008-10-08T13:52:42.47" text:fixed="true">13:52:42</text:time></text:span><text:tab/><text:tab/><text:span text:style-name="T1"><text:page-number text:select-page="current">1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7$Build-9310</meta:generator>
    <meta:initial-creator>Robert Fidytek</meta:initial-creator>
    <meta:creation-date>2008-10-02T21:26:17</meta:creation-date>
    <dc:creator>Robert Fidytek</dc:creator>
    <dc:date>2008-10-15T15:54:32</dc:date>
    <meta:editing-cycles>9</meta:editing-cycles>
    <meta:editing-duration>PT13M40S</meta:editing-duration>
    <meta:user-defined meta:name="Informacja 1"/>
    <meta:user-defined meta:name="Informacja 2"/>
    <meta:user-defined meta:name="Informacja 3"/>
    <meta:user-defined meta:name="Informacja 4"/>
    <meta:document-statistic meta:table-count="0" meta:image-count="0" meta:object-count="0" meta:page-count="1" meta:paragraph-count="34" meta:word-count="297" meta:character-count="2006"/>
  </office:meta>
</office:document-meta>
</file>